
<file path=META-INF/manifest.xml><?xml version="1.0" encoding="utf-8"?>
<manifest:manifest xmlns:manifest="urn:oasis:names:tc:opendocument:xmlns:manifest:1.0">
  <manifest:file-entry manifest:full-path="/" manifest:media-type="application/vnd.oasis.opendocument.text" manifest:version="1.2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DejaVu Sans" svg:font-family="'DejaVu Sans'"/>
  </office:font-face-decls>
  <office:automatic-styles>
    <style:style style:family="table" style:name="Таблица1">
      <style:table-properties style:width="17cm" table:align="margins"/>
    </style:style>
    <style:style style:family="table-column" style:name="Таблица1.A">
      <style:table-column-properties style:column-width="8.5cm" style:rel-column-width="32767*"/>
    </style:style>
    <style:style style:family="table-column" style:name="Таблица1.B">
      <style:table-column-properties style:column-width="8.5cm" style:rel-column-width="32768*"/>
    </style:style>
    <style:style style:family="table-cell" style:name="Таблица1.A1">
      <style:table-cell-properties fo:border="none" fo:padding="0.097cm"/>
    </style:style>
    <style:style style:family="paragraph" style:name="P1" style:parent-style-name="Standard">
      <style:paragraph-properties fo:text-align="center" style:justify-single-word="false"/>
      <style:text-properties fo:font-size="16pt" fo:font-weight="bold" style:font-size-asian="16pt" style:font-size-complex="16pt" style:font-weight-asian="bold" style:font-weight-complex="bold"/>
    </style:style>
    <style:style style:family="paragraph" style:name="P2" style:parent-style-name="Standard">
      <style:paragraph-properties fo:margin-left="0cm" fo:margin-right="0cm" fo:text-align="start" fo:text-indent="1.667cm" style:auto-text-indent="false" style:justify-single-word="false"/>
      <style:text-properties fo:font-size="14pt" fo:font-weight="normal" style:font-size-asian="14pt" style:font-size-complex="14pt" style:font-weight-asian="normal" style:font-weight-complex="normal"/>
    </style:style>
    <style:style style:family="paragraph" style:name="P3" style:parent-style-name="Table_20_Contents">
      <style:paragraph-properties fo:text-align="start" style:justify-single-word="false"/>
      <style:text-properties fo:font-size="14pt" fo:font-weight="normal" style:font-size-asian="14pt" style:font-size-complex="14pt" style:font-weight-asian="normal" style:font-weight-complex="normal"/>
    </style:style>
    <style:style style:family="paragraph" style:name="P4" style:parent-style-name="Table_20_Contents">
      <style:paragraph-properties fo:text-align="end" style:justify-single-word="false"/>
      <style:text-properties fo:font-size="14pt" fo:font-weight="normal" style:font-size-asian="14pt" style:font-size-complex="14pt" style:font-weight-asian="normal" style:font-weight-complex="normal"/>
    </style:style>
    <style:style style:family="paragraph" style:name="P5" style:parent-style-name="Standard">
      <style:paragraph-properties fo:margin-left="0cm" fo:margin-right="0cm" fo:text-align="start" fo:text-indent="1.667cm" style:auto-text-indent="false" style:justify-single-word="false"/>
      <style:text-properties fo:font-size="14pt" fo:font-weight="normal" style:font-size-asian="14pt" style:font-size-complex="14pt" style:font-weight-asian="normal" style:font-weight-complex="normal"/>
    </style:style>
    <style:style style:family="text" style:name="T1">
      <style:text-properties style:text-underline-color="font-color" style:text-underline-style="solid" style:text-underline-width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 table:style-name="Таблица1.A1">
            <text:p text:style-name="P3">Номер: 6</text:p>
            <text:p text:style-name="P3">2011-08-23 20:38:23</text:p>
          </table:table-cell>
          <table:table-cell office:value-type="string" table:style-name="Таблица1.A1">
            <text:p text:style-name="P4">True</text:p>
          </table:table-cell>
        </table:table-row>
      </table:table>
      <text:p text:style-name="P1"/>
      <text:p text:style-name="P1"/>
      <text:p text:style-name="P1">Главный — 1</text:p>
      <text:p text:style-name="P1"/>
      <text:p text:style-name="P2">Всем привет, это тестовая печатная форма для тестирования системы Openchain — Документооборот. Такие дела. Это главный документ, и он должен породить еще два документа, когда его подпишут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Подпись: _____________</text:p>
      <text:p text:style-name="P2">Дата: <text:span text:style-name="T1"/></text:p>
    </office:text>
  </office:body>
</office:document-content>
</file>

<file path=styles.xml><?xml version="1.0" encoding="utf-8"?>
<office:document-styles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grddl:transformation="http://docs.oasis-open.org/office/1.2/xslt/odf2rdf.xsl" office:version="1.2">
  <office:font-face-decls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DejaVu Sans" svg:font-family="'DejaVu Sans'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fals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RU" fo:font-size="12pt" fo:language="ru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RU" fo:font-size="12pt" fo:hyphenate="false" fo:hyphenation-push-char-count="2" fo:hyphenation-remain-char-count="2" fo:language="ru" style:country-asian="CN" style:country-complex="IN" style:font-name="Times New Roman" style:font-name-asian="DejaVu Sans" style:font-name-complex="DejaVu 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Title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DejaVu Sans" style:font-name-complex="DejaVu Sans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chapter" style:family="paragraph" style:name="Subtitle" style:next-style-name="Text_20_body" style:parent-style-name="Title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list" style:family="paragraph" style:name="List" style:parent-style-name="Text_20_body">
      <style:text-properties style:font-size-asian="12pt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size-asian="12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>
        <style:header-footer-properties fo:margin-top="0.499cm" fo:min-height="0cm"/>
      </style:footer-style>
    </style:page-layout>
  </office:automatic-styles>
  <office:master-styles>
    <style:master-page style:name="Standard" style:page-layout-name="Mpm1">
      <style:footer>
        <text:p text:style-name="Footer">NYAYA</text:p>
      </style:footer>
    </style:master-page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 office:version="1.2">
  <office:meta>
    <meta:initial-creator>viator </meta:initial-creator>
    <meta:creation-date>2011-08-20T21:57:05</meta:creation-date>
    <dc:date>2011-08-23T17:48:52</dc:date>
    <dc:creator>viator </dc:creator>
    <meta:editing-duration>PT02H37M55S</meta:editing-duration>
    <meta:editing-cycles>14</meta:editing-cycles>
    <meta:generator>OpenOffice.org/3.2$Linux OpenOffice.org_project/320m12$Build-9483</meta:generator>
    <meta:document-statistic meta:character-count="368" meta:image-count="0" meta:object-count="0" meta:page-count="1" meta:paragraph-count="9" meta:table-count="1" meta:word-count="57"/>
  </office:meta>
</office:document-meta>
</file>